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ew times romans" svg:font-family="'New times romans'"/>
    <style:font-face style:name="apple-system" svg:font-family="apple-system, BlinkMacSystemFont, 'Segoe UI', Roboto, 'Helvetica Neue', Arial, 'Noto Sans', 'Liberation Sans', sans-serif,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size="15pt" style:font-size-asian="15pt" style:font-size-complex="15pt"/>
    </style:style>
    <style:style style:name="P2" style:family="paragraph" style:parent-style-name="Standard">
      <style:paragraph-properties fo:margin-left="0in" fo:margin-right="0in" fo:text-align="start" style:justify-single-word="false" fo:orphans="2" fo:widows="2" fo:text-indent="0in" style:auto-text-indent="false"/>
      <style:text-properties fo:font-size="15pt" fo:font-weight="bold" style:font-size-asian="15pt" style:font-weight-asian="bold" style:font-size-complex="15pt" style:font-weight-complex="bold"/>
    </style:style>
    <style:style style:name="T1" style:family="text">
      <style:text-properties fo:font-variant="normal" fo:text-transform="none" fo:color="#1d2125" style:font-name="apple-system" fo:letter-spacing="normal" fo:font-style="normal"/>
    </style:style>
    <style:style style:name="T2" style:family="text">
      <style:text-properties fo:font-variant="normal" fo:text-transform="none" fo:color="#1d2125" style:font-name="apple-system" fo:letter-spacing="normal" fo:font-style="normal" fo:font-weight="normal"/>
    </style:style>
    <style:style style:name="T3" style:family="text">
      <style:text-properties fo:font-variant="normal" fo:text-transform="none" fo:color="#1d2125" style:font-name="New times romans" fo:letter-spacing="normal" fo:font-style="normal"/>
    </style:style>
    <style:style style:name="T4" style:family="text">
      <style:text-properties fo:font-variant="normal" fo:text-transform="none" fo:color="#1d2125" style:font-name="New times romans"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Question; Analyze your campus environment. What sanitation practices could be improved to create a healthier learning sp</text:span><text:span text:style-name="T1">ace?</text:span> </text:p>
      <text:p text:style-name="P2"/>
      <text:p text:style-name="P1">In my view, the janitors of UCU have done their at most best to keep the campus environment clean be the washrooms, the compuond, the lecture rooms everything is kept clean with no chances of the students falling sick. There is no exposure to dirt on the campus even after having festivals, the campus it is still kept clean. In my conclusion everything on the campus is clean, only that the cleanliness should be maintained and continued with, it's cleanliness to make the campus a comfortable environment for every student and anyone who is to visit the camp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ew times romans" svg:font-family="'New times romans'"/>
    <style:font-face style:name="apple-system" svg:font-family="apple-system, BlinkMacSystemFont, 'Segoe UI', Roboto, 'Helvetica Neue', Arial, 'Noto Sans', 'Liberation Sans', sans-serif,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PASIRI JULIETH</meta:initial-creator>
    <meta:creation-date>2025-10-13T12:32:57.93</meta:creation-date>
    <dc:date>2025-10-13T12:43:04.12</dc:date>
    <dc:creator>NAPASIRI JULIETH</dc:creator>
    <meta:editing-duration>PT10M6S</meta:editing-duration>
    <meta:editing-cycles>2</meta:editing-cycles>
    <meta:generator>OpenOffice/4.1.15$Win32 OpenOffice.org_project/4115m2$Build-9813</meta:generator>
    <meta:document-statistic meta:table-count="0" meta:image-count="0" meta:object-count="0" meta:page-count="1" meta:paragraph-count="2" meta:word-count="115" meta:character-count="688"/>
  </office:meta>
</office:document-meta>
</file>